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T1" style:family="text">
      <style:text-properties officeooo:rsid="0015d7f9"/>
    </style:style>
    <style:style style:name="T2" style:family="text">
      <style:text-properties officeooo:rsid="001626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quivos e Directorios</text:p>
      <text:p text:style-name="P1"/>
      <text:p text:style-name="Standard">Defina cunha frase o que fan cada un destes comandos e recolle un exemplo de uso. Nalgún caso</text:p>
      <text:p text:style-name="Standard">pode ser interesante que afondes algo nos parámetros que pode ter. Podes utilizar o manual ou</text:p>
      <text:p text:style-name="Standard">calquera das técnicas de axuda vistas na teoría.</text:p>
      <text:p text:style-name="Standard"/>
      <text:p text:style-name="Standard">Directorios:</text:p>
      <text:p text:style-name="Standard">• mkdir -&gt; <text:span text:style-name="T1">Crea un directorio</text:span></text:p>
      <text:p text:style-name="Standard">• rmdir -&gt; <text:span text:style-name="T1">Elimina un directorio</text:span></text:p>
      <text:p text:style-name="Standard">• pwd -&gt; <text:span text:style-name="T1">Muestra tu directorio actual</text:span></text:p>
      <text:p text:style-name="Standard">• mount -&gt; <text:span text:style-name="T1">Permite montar particiones / discos en directorios</text:span></text:p>
      <text:p text:style-name="Standard">• umount -&gt; <text:span text:style-name="T1">Permite desmontar particiones / discos en directorios</text:span></text:p>
      <text:p text:style-name="Standard"/>
      <text:p text:style-name="Standard">Arquivos:</text:p>
      <text:p text:style-name="Standard">• rm -&gt; <text:span text:style-name="T1">Permite eliminar un archivo</text:span></text:p>
      <text:p text:style-name="Standard">• cp -&gt; <text:span text:style-name="T1">Permite copiar un archivo </text:span></text:p>
      <text:p text:style-name="Standard">• mv -&gt; <text:span text:style-name="T1">Permite cambiar el archivo de directorio</text:span></text:p>
      <text:p text:style-name="Standard">• more -&gt; <text:span text:style-name="T2">Permite </text:span>ver los archivos de texto en el símbolo del sistema</text:p>
      <text:p text:style-name="Standard">• cat -&gt; <text:s/><text:span text:style-name="T2">Permite</text:span> crear, fusionar o imprimir archivos en la pantalla de salida estándar o en otro archivo y mucho más.</text:p>
      <text:p text:style-name="Standard">• cmp -&gt; <text:span text:style-name="T2">P</text:span>ermite saber si dos archivos son distintos entre sí</text:p>
      <text:p text:style-name="Standard">• find -&gt; <text:span text:style-name="T2">P</text:span>ermite buscar archivos y directorios según diversos criterios, como nombre, tamaño, tipo y fecha de modificación</text:p>
      <text:p text:style-name="Standard">• touch -&gt; <text:span text:style-name="T2">Permite crear archivos vacíos y cambiar marcas de tiempo de archivos o carpetas.</text:span></text:p>
      <text:p text:style-name="Standard">• wc -&gt; <text:span text:style-name="T2">Permite consultar el número de líneas, palabras y caracteres de un archivo.</text:span></text:p>
      <text:p text:style-name="Standard">• tail -&gt; <text:span text:style-name="T2">Permite al usuario leer los comandos finales de un archivo.</text:span></text:p>
      <text:p text:style-name="Standard"/>
      <text:p text:style-name="Standard">Arquivos e Directorios:</text:p>
      <text:p text:style-name="Standard">• cd -&gt; <text:span text:style-name="T1">Permite cambiar de directorio</text:span></text:p>
      <text:p text:style-name="Standard">• ls -&gt; <text:span text:style-name="T1">Muestra el contenido del directorio</text:span></text:p>
      <text:p text:style-name="Standard">• ln -&gt; <text:span text:style-name="T2">Permite crear enlaces a un archivo o carpeta</text:span></text:p>
      <text:p text:style-name="Standard">• file -&gt; <text:span text:style-name="T2">Permite determinar el tipo de archivo de un archivo o para identificar su contenido</text:span></text:p>
      <text:p text:style-name="Standard">• chmod -&gt; <text:span text:style-name="T2">Permite modificar permisos y admite representaciones tanto simbólicas como numéricas</text:span></text:p>
      <text:p text:style-name="Standard">• chown -&gt; <text:span text:style-name="T1">Permite cambiar el propietario del a</text:span></text:p>
      <text:p text:style-name="Standard">• stat -&gt; <text:span text:style-name="T2">Permite mostrar información a detalle sobre archivos y sistemas de archivos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2T08:53:32.923000000</meta:creation-date>
    <dc:date>2024-12-02T09:18:32.660000000</dc:date>
    <meta:editing-duration>PT2M54S</meta:editing-duration>
    <meta:editing-cycles>1</meta:editing-cycles>
    <meta:document-statistic meta:table-count="0" meta:image-count="0" meta:object-count="0" meta:page-count="1" meta:paragraph-count="29" meta:word-count="302" meta:character-count="1707" meta:non-whitespace-character-count="1432"/>
    <meta:generator>LibreOffice/24.2.4.2$Windows_X86_64 LibreOffice_project/51a6219feb6075d9a4c46691dcfe0cd9c4fff3c2</meta:generator>
  </office:meta>
</office:document-meta>
</file>